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5pt" officeooo:rsid="001d3ebf" officeooo:paragraph-rsid="001f2da6" style:font-size-asian="15pt" style:font-size-complex="15pt"/>
    </style:style>
    <style:style style:name="P2" style:family="paragraph" style:parent-style-name="Standard">
      <style:text-properties style:font-name="Courier" fo:font-size="15pt" officeooo:rsid="001d3ebf" officeooo:paragraph-rsid="001f2da6" fo:background-color="transparent" style:font-size-asian="15pt" style:font-size-complex="15pt"/>
    </style:style>
    <style:style style:name="P3" style:family="paragraph" style:parent-style-name="Standard">
      <style:text-properties style:font-name="Courier" fo:font-size="12pt" officeooo:rsid="001d3ebf" officeooo:paragraph-rsid="001d3ebf" style:font-size-asian="12pt" style:font-size-complex="12pt"/>
    </style:style>
    <style:style style:name="P4" style:family="paragraph" style:parent-style-name="Standard">
      <style:text-properties style:font-name="Courier" fo:font-size="12pt" officeooo:rsid="001d3ebf" officeooo:paragraph-rsid="001fe7bb" style:font-size-asian="12pt" style:font-size-complex="12pt"/>
    </style:style>
    <style:style style:name="P5" style:family="paragraph" style:parent-style-name="Standard">
      <style:text-properties style:font-name="Courier" fo:font-size="12pt" officeooo:rsid="001d3ebf" officeooo:paragraph-rsid="00210650" style:font-size-asian="12pt" style:font-size-complex="12pt"/>
    </style:style>
    <style:style style:name="P6" style:family="paragraph" style:parent-style-name="Standard">
      <style:text-properties style:font-name="Courier" fo:font-size="12pt" officeooo:rsid="001d3ebf" officeooo:paragraph-rsid="002b5d41" style:font-size-asian="12pt" style:font-size-complex="12pt"/>
    </style:style>
    <style:style style:name="P7" style:family="paragraph" style:parent-style-name="Standard">
      <style:text-properties style:font-name="Courier" fo:font-size="12pt" officeooo:rsid="001d3ebf" officeooo:paragraph-rsid="0032a53e" style:font-size-asian="12pt" style:font-size-complex="12pt"/>
    </style:style>
    <style:style style:name="P8" style:family="paragraph" style:parent-style-name="Standard">
      <style:text-properties style:font-name="Courier" fo:font-size="12pt" officeooo:rsid="001d3ebf" officeooo:paragraph-rsid="00351cb6" style:font-size-asian="12pt" style:font-size-complex="12pt"/>
    </style:style>
    <style:style style:name="P9" style:family="paragraph" style:parent-style-name="Standard">
      <style:text-properties style:font-name="Courier" fo:font-size="12pt" officeooo:rsid="001c1236" officeooo:paragraph-rsid="001c1236" style:font-size-asian="12pt" style:font-size-complex="12pt"/>
    </style:style>
    <style:style style:name="P10" style:family="paragraph" style:parent-style-name="Standard">
      <style:text-properties style:font-name="Courier" fo:font-size="12pt" officeooo:rsid="001c1236" officeooo:paragraph-rsid="001fbbf2" style:font-size-asian="12pt" style:font-size-complex="12pt"/>
    </style:style>
    <style:style style:name="P11" style:family="paragraph" style:parent-style-name="Standard">
      <style:text-properties style:font-name="Courier" fo:font-size="12pt" officeooo:rsid="001c1236" officeooo:paragraph-rsid="001f2da6" style:font-size-asian="12pt" style:font-size-complex="12pt"/>
    </style:style>
    <style:style style:name="P12" style:family="paragraph" style:parent-style-name="Standard">
      <style:text-properties style:font-name="Courier" fo:font-size="12pt" officeooo:rsid="001c1236" officeooo:paragraph-rsid="001fe7bb" style:font-size-asian="12pt" style:font-size-complex="12pt"/>
    </style:style>
    <style:style style:name="P13" style:family="paragraph" style:parent-style-name="Standard">
      <style:text-properties style:font-name="Courier" fo:font-size="12pt" officeooo:rsid="001c1236" officeooo:paragraph-rsid="00210650" style:font-size-asian="12pt" style:font-size-complex="12pt"/>
    </style:style>
    <style:style style:name="P14" style:family="paragraph" style:parent-style-name="Standard">
      <style:text-properties style:font-name="Courier" fo:font-size="12pt" officeooo:rsid="001c1236" officeooo:paragraph-rsid="00227fd7" style:font-size-asian="12pt" style:font-size-complex="12pt"/>
    </style:style>
    <style:style style:name="P15" style:family="paragraph" style:parent-style-name="Standard">
      <style:text-properties style:font-name="Courier" fo:font-size="12pt" officeooo:rsid="001c1236" officeooo:paragraph-rsid="00232d88" style:font-size-asian="12pt" style:font-size-complex="12pt"/>
    </style:style>
    <style:style style:name="P16" style:family="paragraph" style:parent-style-name="Standard">
      <style:text-properties style:font-name="Courier" fo:font-size="12pt" officeooo:rsid="001c1236" officeooo:paragraph-rsid="0026a63d" style:font-size-asian="12pt" style:font-size-complex="12pt"/>
    </style:style>
    <style:style style:name="P17" style:family="paragraph" style:parent-style-name="Standard">
      <style:text-properties style:font-name="Courier" fo:font-size="12pt" officeooo:rsid="001c1236" officeooo:paragraph-rsid="00275ba0" style:font-size-asian="12pt" style:font-size-complex="12pt"/>
    </style:style>
    <style:style style:name="P18" style:family="paragraph" style:parent-style-name="Standard">
      <style:text-properties style:font-name="Courier" fo:font-size="12pt" officeooo:rsid="001c1236" officeooo:paragraph-rsid="002b5d41" style:font-size-asian="12pt" style:font-size-complex="12pt"/>
    </style:style>
    <style:style style:name="P19" style:family="paragraph" style:parent-style-name="Standard">
      <style:text-properties style:font-name="Courier" fo:font-size="12pt" officeooo:rsid="001c1236" officeooo:paragraph-rsid="0032a53e" style:font-size-asian="12pt" style:font-size-complex="12pt"/>
    </style:style>
    <style:style style:name="P20" style:family="paragraph" style:parent-style-name="Standard">
      <style:text-properties style:font-name="Courier" fo:font-size="12pt" officeooo:rsid="001c1236" officeooo:paragraph-rsid="00333b2e" style:font-size-asian="12pt" style:font-size-complex="12pt"/>
    </style:style>
    <style:style style:name="P21" style:family="paragraph" style:parent-style-name="Standard">
      <style:text-properties style:font-name="Courier" fo:font-size="12pt" officeooo:rsid="001c1236" officeooo:paragraph-rsid="00351cb6" style:font-size-asian="12pt" style:font-size-complex="12pt"/>
    </style:style>
    <style:style style:name="P22" style:family="paragraph" style:parent-style-name="Standard">
      <style:text-properties style:font-name="Courier" fo:font-size="12pt" officeooo:rsid="001fe7bb" officeooo:paragraph-rsid="001fe7bb" style:font-size-asian="12pt" style:font-size-complex="12pt"/>
    </style:style>
    <style:style style:name="P23" style:family="paragraph" style:parent-style-name="Standard">
      <style:text-properties style:font-name="Courier" fo:font-size="12pt" officeooo:rsid="001fe7bb" officeooo:paragraph-rsid="00210650" style:font-size-asian="12pt" style:font-size-complex="12pt"/>
    </style:style>
    <style:style style:name="P24" style:family="paragraph" style:parent-style-name="Standard">
      <style:text-properties fo:color="#000000" style:font-name="Courier" fo:font-size="12pt" officeooo:rsid="001c1236" officeooo:paragraph-rsid="001fbbf2" style:font-size-asian="12pt" style:font-size-complex="12pt"/>
    </style:style>
    <style:style style:name="P25" style:family="paragraph" style:parent-style-name="Standard">
      <style:text-properties fo:color="#000000" style:font-name="Courier" fo:font-size="12pt" officeooo:rsid="001c1236" officeooo:paragraph-rsid="001fe7bb" fo:background-color="transparent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color="#ed1c24" style:font-name="Courier" fo:font-size="15pt" officeooo:rsid="00210650" officeooo:paragraph-rsid="00210650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87df" style:font-weight-asian="bold" style:font-weight-complex="bold"/>
    </style:style>
    <style:style style:name="T3" style:family="text">
      <style:text-properties fo:font-weight="bold" officeooo:rsid="00351cb6" style:font-weight-asian="bold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d3ebf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205031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210650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27fd7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6a63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a2ef4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b5d41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cceba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2a53e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51cb6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fo:background-color="#adc5e7" loext:char-shading-value="0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bold" officeooo:rsid="001d3ebf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officeooo:rsid="001f2da6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bold" officeooo:rsid="00210650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bold" officeooo:rsid="001fbbf2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none" fo:font-weight="bold" officeooo:rsid="001fbbf2" fo:background-color="#bd7cb5" loext:char-shading-value="0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none" fo:font-weight="bold" officeooo:rsid="001fbbf2" fo:background-color="#adc5e7" loext:char-shading-value="0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bold" fo:background-color="#adc5e7" loext:char-shading-value="0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bold" officeooo:rsid="001fbbf2" fo:background-color="#fff200" loext:char-shading-value="0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fo:font-weight="bold" fo:background-color="#fff200" loext:char-shading-value="0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fo:font-weight="bold" officeooo:rsid="001fbbf2" fo:background-color="#f7a19a" loext:char-shading-value="0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fo:font-weight="bold" fo:background-color="#f7a19a" loext:char-shading-value="0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bold" officeooo:rsid="001d3ebf" fo:background-color="#f7a19a" loext:char-shading-value="0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1d3ebf" fo:background-color="#f7a19a" loext:char-shading-value="0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solid" style:text-underline-width="auto" style:text-underline-color="font-color" fo:font-weight="bold" officeooo:rsid="001fbbf2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solid" style:text-underline-width="auto" style:text-underline-color="font-color" fo:font-weight="bold" officeooo:rsid="001fbbf2" fo:background-color="#f7a19a" loext:char-shading-value="0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solid" style:text-underline-width="auto" style:text-underline-color="font-color" fo:font-weight="bold" officeooo:rsid="001fbbf2" fo:background-color="#fff200" loext:char-shading-value="0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solid" style:text-underline-width="auto" style:text-underline-color="font-color" fo:font-weight="bold" officeooo:rsid="001fbbf2" fo:background-color="#adc5e7" loext:char-shading-value="0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solid" style:text-underline-width="auto" style:text-underline-color="font-color" fo:font-weight="bold" officeooo:rsid="001fbbf2" fo:background-color="#bd7cb5" loext:char-shading-value="0" style:font-style-asian="normal" style:font-weight-asian="bold" style:font-style-complex="normal" style:font-weight-complex="bold"/>
    </style:style>
    <style:style style:name="T35" style:family="text">
      <style:text-properties fo:color="#009353" fo:font-style="normal" style:text-underline-style="none" fo:font-weight="bold" style:font-style-asian="normal" style:font-weight-asian="bold" style:font-style-complex="normal" style:font-weight-complex="bold"/>
    </style:style>
    <style:style style:name="T36" style:family="text">
      <style:text-properties fo:color="#009353" fo:font-style="normal" style:text-underline-style="none" fo:font-weight="bold" officeooo:rsid="001d3ebf" style:font-style-asian="normal" style:font-weight-asian="bold" style:font-style-complex="normal" style:font-weight-complex="bold"/>
    </style:style>
    <style:style style:name="T37" style:family="text">
      <style:text-properties fo:color="#009353" fo:font-style="normal" style:text-underline-style="none" fo:font-weight="bold" officeooo:rsid="001fbbf2" style:font-style-asian="normal" style:font-weight-asian="bold" style:font-style-complex="normal" style:font-weight-complex="bold"/>
    </style:style>
    <style:style style:name="T38" style:family="text">
      <style:text-properties fo:color="#009353" fo:font-style="normal" style:text-underline-style="none" fo:font-weight="bold" officeooo:rsid="00205031" style:font-style-asian="normal" style:font-weight-asian="bold" style:font-style-complex="normal" style:font-weight-complex="bold"/>
    </style:style>
    <style:style style:name="T39" style:family="text">
      <style:text-properties fo:color="#009353" fo:font-style="normal" style:text-underline-style="none" fo:font-weight="bold" officeooo:rsid="0026a63d" style:font-style-asian="normal" style:font-weight-asian="bold" style:font-style-complex="normal" style:font-weight-complex="bold"/>
    </style:style>
    <style:style style:name="T40" style:family="text">
      <style:text-properties fo:color="#009353" fo:font-style="normal" style:text-underline-style="none" fo:font-weight="bold" officeooo:rsid="001fbbf2" fo:background-color="#fff200" loext:char-shading-value="0" style:font-style-asian="normal" style:font-weight-asian="bold" style:font-style-complex="normal" style:font-weight-complex="bold"/>
    </style:style>
    <style:style style:name="T41" style:family="text">
      <style:text-properties fo:color="#009353" fo:font-style="normal" style:text-underline-style="none" fo:font-weight="bold" fo:background-color="#fff200" loext:char-shading-value="0" style:font-style-asian="normal" style:font-weight-asian="bold" style:font-style-complex="normal" style:font-weight-complex="bold"/>
    </style:style>
    <style:style style:name="T42" style:family="text">
      <style:text-properties fo:color="#009353" fo:font-style="normal" style:text-underline-style="none" fo:font-weight="bold" officeooo:rsid="001fbbf2" fo:background-color="#f7a19a" loext:char-shading-value="0" style:font-style-asian="normal" style:font-weight-asian="bold" style:font-style-complex="normal" style:font-weight-complex="bold"/>
    </style:style>
    <style:style style:name="T43" style:family="text">
      <style:text-properties fo:color="#009353" fo:font-style="normal" style:text-underline-style="none" fo:font-weight="bold" fo:background-color="#f7a19a" loext:char-shading-value="0" style:font-style-asian="normal" style:font-weight-asian="bold" style:font-style-complex="normal" style:font-weight-complex="bold"/>
    </style:style>
    <style:style style:name="T44" style:family="text">
      <style:text-properties fo:color="#009353" fo:font-style="normal" style:text-underline-style="none" fo:font-weight="bold" officeooo:rsid="001fbbf2" fo:background-color="#fcd4d1" loext:char-shading-value="0" style:font-style-asian="normal" style:font-weight-asian="bold" style:font-style-complex="normal" style:font-weight-complex="bold"/>
    </style:style>
    <style:style style:name="T45" style:family="text">
      <style:text-properties fo:color="#009353" fo:font-style="normal" style:text-underline-style="none" fo:font-weight="bold" fo:background-color="#fcd4d1" loext:char-shading-value="0" style:font-style-asian="normal" style:font-weight-asian="bold" style:font-style-complex="normal" style:font-weight-complex="bold"/>
    </style:style>
    <style:style style:name="T46" style:family="text">
      <style:text-properties fo:color="#009353" fo:font-style="normal" style:text-underline-style="none" fo:font-weight="bold" officeooo:rsid="001fbbf2" fo:background-color="#adc5e7" loext:char-shading-value="0" style:font-style-asian="normal" style:font-weight-asian="bold" style:font-style-complex="normal" style:font-weight-complex="bold"/>
    </style:style>
    <style:style style:name="T47" style:family="text">
      <style:text-properties fo:color="#009353" fo:font-style="normal" style:text-underline-style="none" fo:font-weight="bold" fo:background-color="#adc5e7" loext:char-shading-value="0" style:font-style-asian="normal" style:font-weight-asian="bold" style:font-style-complex="normal" style:font-weight-complex="bold"/>
    </style:style>
    <style:style style:name="T48" style:family="text">
      <style:text-properties fo:color="#009353" fo:font-style="normal" style:text-underline-style="none" fo:font-weight="bold" officeooo:rsid="001fbbf2" fo:background-color="#bd7cb5" loext:char-shading-value="0" style:font-style-asian="normal" style:font-weight-asian="bold" style:font-style-complex="normal" style:font-weight-complex="bold"/>
    </style:style>
    <style:style style:name="T49" style:family="text">
      <style:text-properties fo:color="#009353" fo:font-style="normal" style:text-underline-style="none" fo:font-weight="bold" officeooo:rsid="001fbbf2" fo:background-color="#bd7cb5" loext:char-shading-value="0" style:font-style-asian="normal" style:font-weight-asian="bold" style:font-style-complex="normal" style:font-weight-complex="bold"/>
    </style:style>
    <style:style style:name="T50" style:family="text">
      <style:text-properties fo:color="#009353"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fo:color="#009353" fo:font-style="normal" style:text-underline-style="none" fo:font-weight="normal" officeooo:rsid="00210650" style:font-style-asian="normal" style:font-weight-asian="normal" style:font-style-complex="normal" style:font-weight-complex="normal"/>
    </style:style>
    <style:style style:name="T52" style:family="text">
      <style:text-properties fo:color="#009353" fo:font-style="normal" style:text-underline-style="none" fo:font-weight="normal" officeooo:rsid="00227fd7" style:font-style-asian="normal" style:font-weight-asian="normal" style:font-style-complex="normal" style:font-weight-complex="normal"/>
    </style:style>
    <style:style style:name="T53" style:family="text">
      <style:text-properties fo:color="#009353" fo:font-style="normal" style:text-underline-style="none" fo:font-weight="normal" fo:background-color="#adc5e7" loext:char-shading-value="0" style:font-style-asian="normal" style:font-weight-asian="normal" style:font-style-complex="normal" style:font-weight-complex="normal"/>
    </style:style>
    <style:style style:name="T54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55" style:family="text">
      <style:text-properties fo:color="#000000" fo:font-style="normal" style:text-underline-style="none" fo:font-weight="bold" officeooo:rsid="00205031" style:font-style-asian="normal" style:font-weight-asian="bold" style:font-style-complex="normal" style:font-weight-complex="bold"/>
    </style:style>
    <style:style style:name="T56" style:family="text">
      <style:text-properties fo:color="#000000" fo:font-style="normal" style:text-underline-style="none" fo:font-weight="bold" officeooo:rsid="00210650" style:font-style-asian="normal" style:font-weight-asian="bold" style:font-style-complex="normal" style:font-weight-complex="bold"/>
    </style:style>
    <style:style style:name="T57" style:family="text">
      <style:text-properties fo:color="#000000" fo:font-style="normal" style:text-underline-style="none" fo:font-weight="bold" officeooo:rsid="00227fd7" style:font-style-asian="normal" style:font-weight-asian="bold" style:font-style-complex="normal" style:font-weight-complex="bold"/>
    </style:style>
    <style:style style:name="T5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style:text-underline-style="none" fo:font-weight="normal" officeooo:rsid="00205031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style:text-underline-style="none" fo:font-weight="normal" officeooo:rsid="00227fd7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style:text-underline-style="none" fo:font-weight="normal" officeooo:rsid="00210650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style:text-underline-style="none" fo:font-weight="normal" officeooo:rsid="001d3ebf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style:text-underline-style="none" fo:font-weight="normal" officeooo:rsid="00232d88" style:font-style-asian="normal" style:font-weight-asian="normal" style:font-style-complex="normal" style:font-weight-complex="normal"/>
    </style:style>
    <style:style style:name="T64" style:family="text">
      <style:text-properties fo:color="#000000" fo:font-style="normal" style:text-underline-style="none" fo:font-weight="normal" officeooo:rsid="00275ba0" style:font-style-asian="normal" style:font-weight-asian="normal" style:font-style-complex="normal" style:font-weight-complex="normal"/>
    </style:style>
    <style:style style:name="T65" style:family="text">
      <style:text-properties fo:color="#000000" fo:font-style="normal" style:text-underline-style="none" fo:font-weight="normal" officeooo:rsid="0026a63d" style:font-style-asian="normal" style:font-weight-asian="normal" style:font-style-complex="normal" style:font-weight-complex="normal"/>
    </style:style>
    <style:style style:name="T66" style:family="text">
      <style:text-properties fo:color="#000000" fo:font-style="normal" style:text-underline-style="none" fo:font-weight="normal" officeooo:rsid="002b5d41" style:font-style-asian="normal" style:font-weight-asian="normal" style:font-style-complex="normal" style:font-weight-complex="normal"/>
    </style:style>
    <style:style style:name="T67" style:family="text">
      <style:text-properties fo:color="#000000" fo:font-style="normal" style:text-underline-style="none" fo:font-weight="normal" officeooo:rsid="001fe7bb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color="#000000" fo:font-style="normal" style:text-underline-style="none" fo:font-weight="normal" officeooo:rsid="00275ba0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color="#000000" fo:font-weight="normal" style:font-weight-asian="normal" style:font-weight-complex="normal"/>
    </style:style>
    <style:style style:name="T70" style:family="text">
      <style:text-properties fo:color="#000000" fo:font-weight="normal" fo:background-color="transparent" loext:char-shading-value="0" style:font-weight-asian="normal" style:font-weight-complex="normal"/>
    </style:style>
    <style:style style:name="T71" style:family="text">
      <style:text-properties fo:color="#000000" fo:font-weight="normal" officeooo:rsid="00275ba0" fo:background-color="transparent" loext:char-shading-value="0" style:font-weight-asian="normal" style:font-weight-complex="normal"/>
    </style:style>
    <style:style style:name="T72" style:family="text">
      <style:text-properties fo:color="#00599d" fo:font-weight="bold" style:font-weight-asian="bold" style:font-weight-complex="bold"/>
    </style:style>
    <style:style style:name="T73" style:family="text">
      <style:text-properties fo:color="#00599d" fo:font-weight="bold" officeooo:rsid="0032a53e" style:font-weight-asian="bold" style:font-weight-complex="bold"/>
    </style:style>
    <style:style style:name="T74" style:family="text">
      <style:text-properties fo:color="#00599d" fo:font-style="normal" style:text-underline-style="none" fo:font-weight="bold" style:font-style-asian="normal" style:font-weight-asian="bold" style:font-style-complex="normal" style:font-weight-complex="bold"/>
    </style:style>
    <style:style style:name="T75" style:family="text">
      <style:text-properties fo:color="#00599d" fo:font-style="normal" style:text-underline-style="none" fo:font-weight="bold" officeooo:rsid="001d3ebf" style:font-style-asian="normal" style:font-weight-asian="bold" style:font-style-complex="normal" style:font-weight-complex="bold"/>
    </style:style>
    <style:style style:name="T76" style:family="text">
      <style:text-properties fo:color="#00599d" fo:font-style="normal" style:text-underline-style="none" fo:font-weight="bold" officeooo:rsid="001fbbf2" style:font-style-asian="normal" style:font-weight-asian="bold" style:font-style-complex="normal" style:font-weight-complex="bold"/>
    </style:style>
    <style:style style:name="T77" style:family="text">
      <style:text-properties fo:color="#00599d" fo:font-style="normal" style:text-underline-style="none" fo:font-weight="bold" officeooo:rsid="0032a53e" style:font-style-asian="normal" style:font-weight-asian="bold" style:font-style-complex="normal" style:font-weight-complex="bold"/>
    </style:style>
    <style:style style:name="T78" style:family="text">
      <style:text-properties fo:color="#00599d" fo:font-style="normal" style:text-underline-style="none" fo:font-weight="bold" officeooo:rsid="00351cb6" style:font-style-asian="normal" style:font-weight-asian="bold" style:font-style-complex="normal" style:font-weight-complex="bold"/>
    </style:style>
    <style:style style:name="T79" style:family="text">
      <style:text-properties fo:color="#00599d"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fo:color="#8f187c" fo:font-weight="bold" style:font-weight-asian="bold" style:font-weight-complex="bold"/>
    </style:style>
    <style:style style:name="T81" style:family="text">
      <style:text-properties fo:color="#8f187c" fo:font-weight="bold" officeooo:rsid="0026a63d" style:font-weight-asian="bold" style:font-weight-complex="bold"/>
    </style:style>
    <style:style style:name="T82" style:family="text">
      <style:text-properties fo:color="#8f187c" fo:font-weight="bold" officeooo:rsid="002b5d41" style:font-weight-asian="bold" style:font-weight-complex="bold"/>
    </style:style>
    <style:style style:name="T83" style:family="text">
      <style:text-properties fo:color="#8f187c" fo:font-weight="bold" officeooo:rsid="0032a53e" style:font-weight-asian="bold" style:font-weight-complex="bold"/>
    </style:style>
    <style:style style:name="T84" style:family="text">
      <style:text-properties fo:color="#8f187c" fo:font-style="normal" style:text-underline-style="none" fo:font-weight="bold" style:font-style-asian="normal" style:font-weight-asian="bold" style:font-style-complex="normal" style:font-weight-complex="bold"/>
    </style:style>
    <style:style style:name="T85" style:family="text">
      <style:text-properties fo:color="#8f187c" fo:font-style="normal" style:text-underline-style="none" fo:font-weight="bold" officeooo:rsid="001d3ebf" style:font-style-asian="normal" style:font-weight-asian="bold" style:font-style-complex="normal" style:font-weight-complex="bold"/>
    </style:style>
    <style:style style:name="T86" style:family="text">
      <style:text-properties fo:color="#8f187c" fo:font-style="normal" style:text-underline-style="none" fo:font-weight="bold" officeooo:rsid="00205031" style:font-style-asian="normal" style:font-weight-asian="bold" style:font-style-complex="normal" style:font-weight-complex="bold"/>
    </style:style>
    <style:style style:name="T87" style:family="text">
      <style:text-properties fo:color="#8f187c" fo:font-style="normal" style:text-underline-style="none" fo:font-weight="bold" officeooo:rsid="0026a63d" style:font-style-asian="normal" style:font-weight-asian="bold" style:font-style-complex="normal" style:font-weight-complex="bold"/>
    </style:style>
    <style:style style:name="T88" style:family="text">
      <style:text-properties fo:color="#8f187c" fo:font-style="normal" style:text-underline-style="none" fo:font-weight="bold" officeooo:rsid="002b5d41" style:font-style-asian="normal" style:font-weight-asian="bold" style:font-style-complex="normal" style:font-weight-complex="bold"/>
    </style:style>
    <style:style style:name="T89" style:family="text">
      <style:text-properties fo:color="#8f187c" fo:font-style="normal" style:text-underline-style="none" fo:font-weight="bold" officeooo:rsid="0032a53e" style:font-style-asian="normal" style:font-weight-asian="bold" style:font-style-complex="normal" style:font-weight-complex="bold"/>
    </style:style>
    <style:style style:name="T90" style:family="text">
      <style:text-properties fo:color="#ba131a" fo:font-style="normal" style:text-underline-style="none" fo:font-weight="bold" style:font-style-asian="normal" style:font-weight-asian="bold" style:font-style-complex="normal" style:font-weight-complex="bold"/>
    </style:style>
    <style:style style:name="T91" style:family="text">
      <style:text-properties fo:color="#ba131a" fo:font-style="normal" style:text-underline-style="none" fo:font-weight="bold" officeooo:rsid="001f2da6" style:font-style-asian="normal" style:font-weight-asian="bold" style:font-style-complex="normal" style:font-weight-complex="bold"/>
    </style:style>
    <style:style style:name="T92" style:family="text">
      <style:text-properties fo:color="#ba131a" fo:font-style="normal" style:text-underline-style="none" fo:font-weight="bold" officeooo:rsid="001fbbf2" style:font-style-asian="normal" style:font-weight-asian="bold" style:font-style-complex="normal" style:font-weight-complex="bold"/>
    </style:style>
    <style:style style:name="T93" style:family="text">
      <style:text-properties fo:color="#b2b2b2" fo:font-style="normal" style:text-underline-style="none" fo:font-weight="normal" style:font-style-asian="normal" style:font-weight-asian="normal" style:font-style-complex="normal" style:font-weight-complex="normal"/>
    </style:style>
    <style:style style:name="T94" style:family="text">
      <style:text-properties fo:color="#b2b2b2" fo:font-style="normal" style:text-underline-style="none" fo:font-weight="normal" officeooo:rsid="001fbbf2" style:font-style-asian="normal" style:font-weight-asian="normal" style:font-style-complex="normal" style:font-weight-complex="normal"/>
    </style:style>
    <style:style style:name="T95" style:family="text">
      <style:text-properties fo:color="#b2b2b2" fo:font-style="normal" style:text-underline-style="none" fo:font-weight="normal" officeooo:rsid="00205031" style:font-style-asian="normal" style:font-weight-asian="normal" style:font-style-complex="normal" style:font-weight-complex="normal"/>
    </style:style>
    <style:style style:name="T96" style:family="text">
      <style:text-properties fo:color="#b2b2b2" fo:font-style="normal" style:text-underline-style="none" fo:font-weight="normal" officeooo:rsid="00232d88" style:font-style-asian="normal" style:font-weight-asian="normal" style:font-style-complex="normal" style:font-weight-complex="normal"/>
    </style:style>
    <style:style style:name="T97" style:family="text">
      <style:text-properties fo:color="#b2b2b2" fo:font-style="normal" style:text-underline-style="none" fo:font-weight="normal" officeooo:rsid="002b5d41" style:font-style-asian="normal" style:font-weight-asian="normal" style:font-style-complex="normal" style:font-weight-complex="normal"/>
    </style:style>
    <style:style style:name="T98" style:family="text">
      <style:text-properties fo:color="#94070a" fo:font-weight="bold" style:font-weight-asian="bold" style:font-weight-complex="bold"/>
    </style:style>
    <style:style style:name="T99" style:family="text">
      <style:text-properties fo:color="#94070a" fo:font-weight="bold" fo:background-color="#fff200" loext:char-shading-value="0" style:font-weight-asian="bold" style:font-weight-complex="bold"/>
    </style:style>
    <style:style style:name="T100" style:family="text">
      <style:text-properties fo:color="#94070a" fo:font-style="normal" style:text-underline-style="none" fo:font-weight="bold" officeooo:rsid="001fe7bb" fo:background-color="#fff200" loext:char-shading-value="0" style:font-style-asian="normal" style:font-weight-asian="bold" style:font-style-complex="normal" style:font-weight-complex="bold"/>
    </style:style>
    <style:style style:name="T101" style:family="text">
      <style:text-properties fo:color="#f58220" fo:font-style="normal" style:text-underline-style="none" fo:font-weight="bold" officeooo:rsid="00205031" style:font-style-asian="normal" style:font-weight-asian="bold" style:font-style-complex="normal" style:font-weight-complex="bold"/>
    </style:style>
    <style:style style:name="T102" style:family="text">
      <style:text-properties fo:color="#f58220" fo:font-style="normal" style:text-underline-style="none" fo:font-weight="bold" officeooo:rsid="0032a53e" style:font-style-asian="normal" style:font-weight-asian="bold" style:font-style-complex="normal" style:font-weight-complex="bold"/>
    </style:style>
    <style:style style:name="T103" style:family="text">
      <style:text-properties fo:color="#f58220" fo:font-style="normal" style:text-underline-style="none" fo:font-weight="bold" officeooo:rsid="00351cb6" style:font-style-asian="normal" style:font-weight-asian="bold" style:font-style-complex="normal" style:font-weight-complex="bold"/>
    </style:style>
    <style:style style:name="T104" style:family="text">
      <style:text-properties fo:color="#999999" fo:font-style="normal" style:text-underline-style="none" fo:font-weight="bold" officeooo:rsid="00205031" style:font-style-asian="normal" style:font-weight-asian="bold" style:font-style-complex="normal" style:font-weight-complex="bold"/>
    </style:style>
    <style:style style:name="T105" style:family="text">
      <style:text-properties fo:color="#999999" fo:font-style="normal" style:text-underline-style="none" fo:font-weight="bold" officeooo:rsid="002b5d41" style:font-style-asian="normal" style:font-weight-asian="bold" style:font-style-complex="normal" style:font-weight-complex="bold"/>
    </style:style>
    <style:style style:name="T106" style:family="text">
      <style:text-properties fo:color="#ed1c24" fo:font-style="normal" style:text-underline-style="none" fo:font-weight="bold" officeooo:rsid="001fbbf2" style:font-style-asian="normal" style:font-weight-asian="bold" style:font-style-complex="normal" style:font-weight-complex="bold"/>
    </style:style>
    <style:style style:name="T107" style:family="text">
      <style:text-properties fo:color="#610506" fo:font-style="normal" style:text-underline-style="none" fo:font-weight="bold" officeooo:rsid="001fbbf2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3">longest_chain</text:span> = <text:span text:style-name="T1">0</text:span></text:p>
      <text:p text:style-name="P3"><text:span text:style-name="T82">best</text:span><text:span text:style-name="T80">_</text:span><text:span text:style-name="T82">starting</text:span><text:span text:style-name="T80">_n</text:span><text:span text:style-name="T81">um</text:span> = <text:span text:style-name="T2">0</text:span></text:p>
      <text:p text:style-name="P3"/>
      <text:p text:style-name="P9">For every integer <text:span text:style-name="T90">n</text:span><text:span text:style-name="T91">um</text:span><text:span text:style-name="T4"> from </text:span><text:span text:style-name="T16">1</text:span><text:span text:style-name="T4"> → </text:span><text:span text:style-name="T16">1,000,000</text:span><text:span text:style-name="T4">:</text:span></text:p>
      <text:p text:style-name="P9"><text:span text:style-name="T4"/></text:p>
      <text:p text:style-name="P10"><text:span text:style-name="T4"><text:tab/></text:span><text:span text:style-name="T93">// </text:span><text:span text:style-name="T94">Initialize empty array.</text:span></text:p>
      <text:p text:style-name="P9"><text:span text:style-name="T4"><text:tab/></text:span><text:span text:style-name="T36">col</text:span><text:span text:style-name="T39">latz</text:span><text:span text:style-name="T36">_seq</text:span><text:span text:style-name="T39">uence</text:span><text:span text:style-name="T4"> = []</text:span></text:p>
      <text:p text:style-name="P9"/>
      <text:p text:style-name="P9"><text:span text:style-name="T4"><text:tab/>while </text:span><text:span text:style-name="T90">n</text:span><text:span text:style-name="T91">um</text:span><text:span text:style-name="T4"> </text:span><text:span text:style-name="T10">is greater than</text:span><text:span text:style-name="T4"> </text:span><text:span text:style-name="T16">1</text:span><text:span text:style-name="T4">:</text:span></text:p>
      <text:p text:style-name="P16"><text:span text:style-name="T4"><text:tab/><text:tab/>Append </text:span><text:span text:style-name="T90">n</text:span><text:span text:style-name="T91">um</text:span><text:span text:style-name="T16"> </text:span><text:span text:style-name="T4">to </text:span><text:span text:style-name="T11">the </text:span><text:span text:style-name="T4">end of </text:span><text:span text:style-name="T11">the </text:span><text:span text:style-name="T36">col</text:span><text:span text:style-name="T39">latz</text:span><text:span text:style-name="T36">_seq</text:span><text:span text:style-name="T39">uence</text:span><text:span text:style-name="T62"> </text:span><text:span text:style-name="T63">array</text:span><text:span text:style-name="T16">.</text:span></text:p>
      <text:p text:style-name="P12"><text:span text:style-name="T16"><text:tab/><text:tab/></text:span><text:span text:style-name="T93">// </text:span><text:span text:style-name="T94">Apply collatz conjecture</text:span></text:p>
      <text:p text:style-name="P9"><text:span text:style-name="T4"><text:tab/><text:tab/>if </text:span><text:span text:style-name="T90">n</text:span><text:span text:style-name="T91">um</text:span><text:span text:style-name="T4"> is even:</text:span></text:p>
      <text:p text:style-name="P9"><text:span text:style-name="T4"><text:tab/><text:tab/><text:tab/></text:span><text:span text:style-name="T90">n</text:span><text:span text:style-name="T91">um</text:span><text:span text:style-name="T4"> = </text:span><text:span text:style-name="T90">n</text:span><text:span text:style-name="T91">um</text:span><text:span text:style-name="T4"> / 2</text:span></text:p>
      <text:p text:style-name="P9"><text:span text:style-name="T16"><text:tab/><text:tab/></text:span><text:span text:style-name="T4">else:</text:span></text:p>
      <text:p text:style-name="P9"><text:span text:style-name="T16"><text:tab/><text:tab/><text:tab/></text:span><text:span text:style-name="T90">n</text:span><text:span text:style-name="T91">um</text:span><text:span text:style-name="T16"> </text:span><text:span text:style-name="T4">= 3 * </text:span><text:span text:style-name="T90">n</text:span><text:span text:style-name="T91">um</text:span><text:span text:style-name="T4"> + 1</text:span></text:p>
      <text:p text:style-name="P9"><text:span text:style-name="T4"/></text:p>
      <text:p text:style-name="P16"><text:span text:style-name="T4"><text:tab/>Append </text:span><text:span text:style-name="T16">1</text:span><text:span text:style-name="T4"> to end of </text:span><text:span text:style-name="T11">the</text:span><text:span text:style-name="T4"> </text:span><text:span text:style-name="T36">col</text:span><text:span text:style-name="T39">latz</text:span><text:span text:style-name="T36">_seq</text:span><text:span text:style-name="T39">uence</text:span><text:span text:style-name="T65"> </text:span><text:span text:style-name="T66">array</text:span><text:span text:style-name="T4">.</text:span></text:p>
      <text:p text:style-name="P9"><text:span text:style-name="T4"/></text:p>
      <text:p text:style-name="P9"><text:span text:style-name="T4"><text:tab/></text:span><text:span text:style-name="T93">// </text:span><text:span text:style-name="T94">Comparison to determine answer</text:span></text:p>
      <text:p text:style-name="P19"><text:span text:style-name="T4"><text:tab/></text:span><text:span text:style-name="T14">I</text:span><text:span text:style-name="T5">f </text:span><text:span text:style-name="T9">the </text:span><text:span text:style-name="T5">length of </text:span><text:span text:style-name="T36">col</text:span><text:span text:style-name="T39">latz</text:span><text:span text:style-name="T36">_seq</text:span><text:span text:style-name="T39">uence</text:span><text:span text:style-name="T62"> </text:span><text:span text:style-name="T10">is greater than</text:span><text:span text:style-name="T5"> </text:span><text:span text:style-name="T77">longest_chain</text:span><text:span text:style-name="T5">:</text:span></text:p>
      <text:p text:style-name="P19"><text:span text:style-name="T5"><text:tab/><text:tab/></text:span><text:span text:style-name="T10">Let </text:span><text:span text:style-name="T77">longest_chain</text:span><text:span text:style-name="T5"> = length of </text:span><text:span text:style-name="T36">col</text:span><text:span text:style-name="T39">latz</text:span><text:span text:style-name="T36">_seq</text:span><text:span text:style-name="T39">uence</text:span><text:span text:style-name="T62"> </text:span><text:span text:style-name="T63">array</text:span></text:p>
      <text:p text:style-name="P18"><text:span text:style-name="T5"><text:tab/><text:tab/></text:span><text:span text:style-name="T10">Let </text:span><text:span text:style-name="T88">best</text:span><text:span text:style-name="T85">_</text:span><text:span text:style-name="T88">starting</text:span><text:span text:style-name="T85">_n</text:span><text:span text:style-name="T87">um</text:span><text:span text:style-name="T5"> = first item in </text:span><text:span text:style-name="T36">col</text:span><text:span text:style-name="T39">latz</text:span><text:span text:style-name="T36">_seq</text:span><text:span text:style-name="T39">uence</text:span><text:span text:style-name="T63">.</text:span></text:p>
      <text:p text:style-name="P9"><text:span text:style-name="T17"/></text:p>
      <text:p text:style-name="P6"><text:span text:style-name="T4">print</text:span><text:span text:style-name="T16"> </text:span><text:span text:style-name="T88">best</text:span><text:span text:style-name="T84">_</text:span><text:span text:style-name="T88">starting</text:span><text:span text:style-name="T84">_n</text:span><text:span text:style-name="T87">um</text:span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26"><text:span text:style-name="T16">You actually don’t need to store</text:span></text:p>
      <text:p text:style-name="P26"><text:span text:style-name="T16">the sequence!!!</text:span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1"><text:soft-page-break/><text:span text:style-name="T84"/></text:p>
      <text:p text:style-name="P1"><text:span text:style-name="T84"/></text:p>
      <text:p text:style-name="P1"><text:span text:style-name="T84"/></text:p>
      <text:p text:style-name="P5"><text:span text:style-name="T73">longest_chain</text:span> = <text:span text:style-name="T1">0</text:span></text:p>
      <text:p text:style-name="P5"><text:span text:style-name="T83">best_starting_num</text:span> = <text:span text:style-name="T2">0</text:span></text:p>
      <text:p text:style-name="P5"/>
      <text:p text:style-name="P13">For every integer <text:span text:style-name="T90">n</text:span><text:span text:style-name="T91">um</text:span><text:span text:style-name="T4"> from </text:span><text:span text:style-name="T16">1</text:span><text:span text:style-name="T4"> → </text:span><text:span text:style-name="T16">1,000,000</text:span><text:span text:style-name="T4">:</text:span></text:p>
      <text:p text:style-name="P13"><text:span text:style-name="T4"/></text:p>
      <text:p text:style-name="P13"><text:span text:style-name="T4"><text:tab/></text:span><text:span text:style-name="T93">// </text:span><text:span text:style-name="T94">Initialize </text:span><text:span text:style-name="T95">integers</text:span></text:p>
      <text:p text:style-name="P13"><text:span text:style-name="T4"><text:tab/></text:span><text:span text:style-name="T102">starting_n</text:span><text:span text:style-name="T101">um</text:span><text:span text:style-name="T6"> = </text:span><text:span text:style-name="T90">n</text:span><text:span text:style-name="T91">um</text:span></text:p>
      <text:p text:style-name="P13"><text:span text:style-name="T36"><text:tab/>col</text:span><text:span text:style-name="T38">latz_length</text:span><text:span text:style-name="T55"> </text:span><text:span text:style-name="T59">= </text:span><text:span text:style-name="T55">0</text:span></text:p>
      <text:p text:style-name="P13"><text:span text:style-name="T4"/></text:p>
      <text:p text:style-name="P13"><text:span text:style-name="T4"><text:tab/>while </text:span><text:span text:style-name="T90">n</text:span><text:span text:style-name="T91">um</text:span><text:span text:style-name="T4"> </text:span><text:span text:style-name="T10">is greater than</text:span><text:span text:style-name="T4"> </text:span><text:span text:style-name="T16">1</text:span><text:span text:style-name="T4">:</text:span></text:p>
      <text:p text:style-name="P13"><text:span text:style-name="T4"><text:tab/><text:tab/></text:span><text:span text:style-name="T6"> Increment </text:span><text:span text:style-name="T36">col</text:span><text:span text:style-name="T38">latz_length</text:span><text:span text:style-name="T59"> by </text:span><text:span text:style-name="T55">1.</text:span></text:p>
      <text:p text:style-name="P13"><text:span text:style-name="T16"><text:tab/><text:tab/></text:span><text:span text:style-name="T93">// </text:span><text:span text:style-name="T94">Apply collatz conjecture</text:span></text:p>
      <text:p text:style-name="P13"><text:span text:style-name="T4"><text:tab/><text:tab/>if </text:span><text:span text:style-name="T90">n</text:span><text:span text:style-name="T91">um</text:span><text:span text:style-name="T4"> is even:</text:span></text:p>
      <text:p text:style-name="P13"><text:span text:style-name="T4"><text:tab/><text:tab/><text:tab/></text:span><text:span text:style-name="T90">n</text:span><text:span text:style-name="T91">um</text:span><text:span text:style-name="T4"> = </text:span><text:span text:style-name="T90">n</text:span><text:span text:style-name="T91">um</text:span><text:span text:style-name="T4"> / 2</text:span></text:p>
      <text:p text:style-name="P13"><text:span text:style-name="T16"><text:tab/><text:tab/></text:span><text:span text:style-name="T4">else:</text:span></text:p>
      <text:p text:style-name="P13"><text:span text:style-name="T16"><text:tab/><text:tab/><text:tab/></text:span><text:span text:style-name="T90">n</text:span><text:span text:style-name="T91">um</text:span><text:span text:style-name="T16"> </text:span><text:span text:style-name="T4">= 3 * </text:span><text:span text:style-name="T90">n</text:span><text:span text:style-name="T91">um</text:span><text:span text:style-name="T4"> + 1</text:span></text:p>
      <text:p text:style-name="P13"><text:span text:style-name="T4"/></text:p>
      <text:p text:style-name="P13"><text:span text:style-name="T4"><text:tab/></text:span><text:span text:style-name="T6">Increment </text:span><text:span text:style-name="T36">col</text:span><text:span text:style-name="T38">latz_length</text:span><text:span text:style-name="T59"> by </text:span><text:span text:style-name="T55">1.</text:span></text:p>
      <text:p text:style-name="P13"><text:span text:style-name="T4"/></text:p>
      <text:p text:style-name="P13"><text:span text:style-name="T4"><text:tab/></text:span><text:span text:style-name="T93">// </text:span><text:span text:style-name="T94">Comparison to determine answer</text:span></text:p>
      <text:p text:style-name="P19"><text:span text:style-name="T4"><text:tab/></text:span><text:span text:style-name="T5">if </text:span><text:span text:style-name="T36">col</text:span><text:span text:style-name="T38">latz_length</text:span><text:span text:style-name="T5"> &gt; </text:span><text:span text:style-name="T77">longest_chain</text:span><text:span text:style-name="T5">:</text:span></text:p>
      <text:p text:style-name="P19"><text:span text:style-name="T5"><text:tab/><text:tab/></text:span><text:span text:style-name="T77">longest_chain</text:span><text:span text:style-name="T5"> = </text:span><text:span text:style-name="T36">col</text:span><text:span text:style-name="T38">latz_length</text:span></text:p>
      <text:p text:style-name="P20"><text:span text:style-name="T5"><text:tab/><text:tab/></text:span><text:span text:style-name="T89">best_starting_num</text:span><text:span text:style-name="T5"> = </text:span><text:span text:style-name="T102">starting_n</text:span><text:span text:style-name="T101">um</text:span></text:p>
      <text:p text:style-name="P13"><text:span text:style-name="T17"/></text:p>
      <text:p text:style-name="P7"><text:span text:style-name="T58">print</text:span><text:span text:style-name="T54"> </text:span><text:span text:style-name="T89">best_starting_num</text:span></text:p>
      <text:p text:style-name="P1"><text:span text:style-name="T84"/></text:p>
      <text:p text:style-name="P1"><text:span text:style-name="T84"/></text:p>
      <text:p text:style-name="P1"><text:span text:style-name="T84"/></text:p>
      <text:p text:style-name="P25"><text:span text:style-name="T20">1 <text:tab/><text:tab/><text:tab/><text:tab/><text:tab/><text:tab/><text:tab/><text:tab/>(1 item)</text:span></text:p>
      <text:p text:style-name="P25"><text:span text:style-name="T20">2 </text:span><text:span text:style-name="T16">→</text:span><text:span text:style-name="T4"> </text:span><text:span text:style-name="T20">1 <text:tab/><text:tab/><text:tab/><text:tab/><text:tab/><text:tab/><text:tab/>(2 items)</text:span></text:p>
      <text:p text:style-name="P25"><text:span text:style-name="T20">3 </text:span><text:span text:style-name="T16">→ </text:span><text:span text:style-name="T20">10 </text:span><text:span text:style-name="T16">→ </text:span><text:span text:style-name="T20">5 </text:span><text:span text:style-name="T16">→ </text:span><text:span text:style-name="T20">16 </text:span><text:span text:style-name="T16">→ </text:span><text:span text:style-name="T20">8 </text:span><text:span text:style-name="T16">→ </text:span><text:span text:style-name="T20">4 </text:span><text:span text:style-name="T16">→ </text:span><text:span text:style-name="T20">2 </text:span><text:span text:style-name="T16">→ </text:span><text:span text:style-name="T20">1</text:span><text:span text:style-name="T17"> <text:tab/><text:tab/></text:span><text:span text:style-name="T20">(8 items)</text:span></text:p>
      <text:p text:style-name="P25"><text:span text:style-name="T20">4 </text:span><text:span text:style-name="T16">→ </text:span><text:span text:style-name="T20">2 </text:span><text:span text:style-name="T16">→ </text:span><text:span text:style-name="T20">1</text:span><text:span text:style-name="T17"> <text:tab/><text:tab/><text:tab/><text:tab/><text:tab/><text:tab/></text:span><text:span text:style-name="T20">(3 items)</text:span></text:p>
      <text:p text:style-name="P25"><text:span text:style-name="T20">5 </text:span><text:span text:style-name="T16">→ </text:span><text:span text:style-name="T20">16 </text:span><text:span text:style-name="T16">→ </text:span><text:span text:style-name="T20">8 </text:span><text:span text:style-name="T16">→ </text:span><text:span text:style-name="T20">4 </text:span><text:span text:style-name="T16">→ </text:span><text:span text:style-name="T20">2 </text:span><text:span text:style-name="T16">→ </text:span><text:span text:style-name="T20">1<text:tab/><text:tab/><text:tab/><text:tab/>(6 items)</text:span></text:p>
      <text:p text:style-name="P25"><text:span text:style-name="T20">6 </text:span><text:span text:style-name="T16">→ </text:span><text:span text:style-name="T20">3 </text:span><text:span text:style-name="T16">→ </text:span><text:span text:style-name="T20">10 </text:span><text:span text:style-name="T16">→ </text:span><text:span text:style-name="T20">5 </text:span><text:span text:style-name="T16">→ </text:span><text:span text:style-name="T20">16 </text:span><text:span text:style-name="T16">→ </text:span><text:span text:style-name="T20">8 </text:span><text:span text:style-name="T16">→ </text:span><text:span text:style-name="T20">4 </text:span><text:span text:style-name="T16">→ </text:span><text:span text:style-name="T20">2 </text:span><text:span text:style-name="T16">→ </text:span><text:span text:style-name="T20">1<text:tab/>(9 items)</text:span></text:p>
      <text:p text:style-name="P2"><text:span text:style-name="T84"/></text:p>
      <text:p text:style-name="P1"><text:span text:style-name="T84"/></text:p>
      <text:p text:style-name="P11"><text:span text:style-name="T76"/></text:p>
      <text:p text:style-name="P24"><text:span text:style-name="T34">1</text:span><text:span text:style-name="T21"> </text:span><text:span text:style-name="T20"><text:tab/><text:tab/><text:tab/><text:tab/><text:tab/><text:tab/><text:tab/><text:tab/>(1 item)</text:span></text:p>
      <text:p text:style-name="P24"><text:span text:style-name="T33">2</text:span><text:span text:style-name="T22"> </text:span><text:span text:style-name="T23">→</text:span><text:span text:style-name="T15"> </text:span><text:span text:style-name="T21">1 </text:span><text:span text:style-name="T20"><text:tab/><text:tab/><text:tab/><text:tab/><text:tab/><text:tab/><text:tab/>(2 items)</text:span></text:p>
      <text:p text:style-name="P24"><text:span text:style-name="T32">3</text:span><text:span text:style-name="T24"> </text:span><text:span text:style-name="T25">→ </text:span><text:span text:style-name="T24">10 </text:span><text:span text:style-name="T25">→ </text:span><text:span text:style-name="T24">5 </text:span><text:span text:style-name="T25">→ </text:span><text:span text:style-name="T24">16 </text:span><text:span text:style-name="T25">→ </text:span><text:span text:style-name="T24">8 </text:span><text:span text:style-name="T25">→ </text:span><text:span text:style-name="T24">4 </text:span><text:span text:style-name="T25">→ </text:span><text:span text:style-name="T22">2 </text:span><text:span text:style-name="T23">→ </text:span><text:span text:style-name="T22">1 </text:span><text:span text:style-name="T17"><text:s/><text:tab/><text:tab/></text:span><text:span text:style-name="T20">(8 items)</text:span></text:p>
      <text:p text:style-name="P24"><text:span text:style-name="T31">4</text:span><text:span text:style-name="T26"> </text:span><text:span text:style-name="T27">→ </text:span><text:span text:style-name="T26">2 </text:span><text:span text:style-name="T27">→ </text:span><text:span text:style-name="T26">1</text:span><text:span text:style-name="T29"> </text:span><text:span text:style-name="T17"><text:tab/><text:tab/><text:tab/><text:tab/><text:tab/><text:tab/></text:span><text:span text:style-name="T20">(3 items)</text:span></text:p>
      <text:p text:style-name="P24"><text:span text:style-name="T30">5</text:span><text:span text:style-name="T20"> </text:span><text:span text:style-name="T16">→ </text:span><text:span text:style-name="T20">16 </text:span><text:span text:style-name="T16">→ </text:span><text:span text:style-name="T20">8 </text:span><text:span text:style-name="T16">→ </text:span><text:span text:style-name="T26">4 </text:span><text:span text:style-name="T27">→ </text:span><text:span text:style-name="T26">2 </text:span><text:span text:style-name="T27">→ </text:span><text:span text:style-name="T26">1 </text:span><text:span text:style-name="T20"><text:tab/><text:tab/><text:tab/><text:tab/>(6 items)</text:span></text:p>
      <text:p text:style-name="P24"><text:span text:style-name="T30">6</text:span><text:span text:style-name="T20"> </text:span><text:span text:style-name="T16">→ </text:span><text:span text:style-name="T24">3 </text:span><text:span text:style-name="T25">→ </text:span><text:span text:style-name="T24">10 </text:span><text:span text:style-name="T25">→ </text:span><text:span text:style-name="T24">5 </text:span><text:span text:style-name="T25">→ </text:span><text:span text:style-name="T24">16 </text:span><text:span text:style-name="T25">→ </text:span><text:span text:style-name="T24">8 </text:span><text:span text:style-name="T25">→ </text:span><text:span text:style-name="T24">4 </text:span><text:span text:style-name="T25">→ </text:span><text:span text:style-name="T24">2 </text:span><text:span text:style-name="T25">→ </text:span><text:span text:style-name="T24">1 </text:span><text:span text:style-name="T20"><text:tab/>(9 items)</text:span></text:p>
      <text:p text:style-name="P23"><text:soft-page-break/><text:span text:style-name="T99">stored_lengths</text:span><text:span text:style-name="T70"> </text:span><text:span text:style-name="T71">= []</text:span></text:p>
      <text:p text:style-name="P5"><text:span text:style-name="T72"/></text:p>
      <text:p text:style-name="P5"><text:span text:style-name="T73">longest_chain</text:span> = <text:span text:style-name="T1">0</text:span></text:p>
      <text:p text:style-name="P7"><text:span text:style-name="T83">best_starting_num</text:span> = <text:span text:style-name="T3">0</text:span></text:p>
      <text:p text:style-name="P5"/>
      <text:p text:style-name="P13">For every integer <text:span text:style-name="T90">n</text:span><text:span text:style-name="T91">um</text:span><text:span text:style-name="T4"> from </text:span><text:span text:style-name="T16">1</text:span><text:span text:style-name="T4"> → </text:span><text:span text:style-name="T16">1,000,000</text:span><text:span text:style-name="T4">:</text:span></text:p>
      <text:p text:style-name="P13"><text:span text:style-name="T4"/></text:p>
      <text:p text:style-name="P13"><text:span text:style-name="T4"><text:tab/></text:span><text:span text:style-name="T93">// </text:span><text:span text:style-name="T94">Initialize </text:span><text:span text:style-name="T95">integers</text:span></text:p>
      <text:p text:style-name="P21"><text:span text:style-name="T4"><text:tab/></text:span><text:span text:style-name="T102">starting_n</text:span><text:span text:style-name="T101">um</text:span><text:span text:style-name="T6"> = </text:span><text:span text:style-name="T90">n</text:span><text:span text:style-name="T91">um</text:span></text:p>
      <text:p text:style-name="P13"><text:span text:style-name="T36"><text:tab/>col</text:span><text:span text:style-name="T38">latz_length</text:span><text:span text:style-name="T55"> </text:span><text:span text:style-name="T59">= </text:span><text:span text:style-name="T55">0</text:span></text:p>
      <text:p text:style-name="P13"><text:span text:style-name="T4"/></text:p>
      <text:p text:style-name="P13"><text:span text:style-name="T4"><text:tab/>while </text:span><text:span text:style-name="T90">n</text:span><text:span text:style-name="T91">um</text:span><text:span text:style-name="T4"> </text:span><text:span text:style-name="T12">&gt;</text:span><text:span text:style-name="T4"> 1:</text:span></text:p>
      <text:p text:style-name="P13"><text:span text:style-name="T4"><text:tab/><text:tab/></text:span><text:span text:style-name="T19">if</text:span><text:span text:style-name="T7"> </text:span><text:span text:style-name="T100">stored_lengths</text:span><text:span text:style-name="T7">[</text:span><text:span text:style-name="T90">n</text:span><text:span text:style-name="T91">um</text:span><text:span text:style-name="T7">] exists:</text:span></text:p>
      <text:p text:style-name="P15"><text:span text:style-name="T7"><text:tab/><text:tab/><text:tab/></text:span><text:span text:style-name="T94">// </text:span><text:span text:style-name="T97">Used m</text:span><text:span text:style-name="T96">emoize</text:span><text:span text:style-name="T97">d</text:span><text:span text:style-name="T96"> length information</text:span></text:p>
      <text:p text:style-name="P13"><text:span text:style-name="T7"><text:tab/><text:tab/><text:tab/></text:span><text:span text:style-name="T36">col</text:span><text:span text:style-name="T38">latz_length</text:span><text:span text:style-name="T59"> </text:span><text:span text:style-name="T58">= </text:span><text:span text:style-name="T36">col</text:span><text:span text:style-name="T38">latz_length</text:span><text:span text:style-name="T59"> </text:span><text:span text:style-name="T61">+</text:span><text:span text:style-name="T56"> </text:span><text:span text:style-name="T100">stored_lengths</text:span><text:span text:style-name="T51">[</text:span><text:span text:style-name="T90">n</text:span><text:span text:style-name="T91">um</text:span><text:span text:style-name="T51">]</text:span></text:p>
      <text:p text:style-name="P13"><text:span text:style-name="T51"><text:tab/><text:tab/><text:tab/></text:span><text:span text:style-name="T56">break</text:span></text:p>
      <text:p text:style-name="P13"><text:span text:style-name="T56"><text:tab/><text:tab/></text:span><text:span text:style-name="T57">else:</text:span></text:p>
      <text:p text:style-name="P13"><text:span text:style-name="T4"><text:tab/><text:tab/><text:tab/></text:span><text:span text:style-name="T6">Increment </text:span><text:span text:style-name="T36">col</text:span><text:span text:style-name="T38">latz_length</text:span><text:span text:style-name="T59"> by </text:span><text:span text:style-name="T55">1.</text:span></text:p>
      <text:p text:style-name="P13"><text:span text:style-name="T16"><text:tab/><text:tab/><text:tab/></text:span><text:span text:style-name="T93">// </text:span><text:span text:style-name="T94">Apply collatz conjecture</text:span></text:p>
      <text:p text:style-name="P13"><text:span text:style-name="T4"><text:tab/><text:tab/><text:tab/>if </text:span><text:span text:style-name="T90">n</text:span><text:span text:style-name="T91">um</text:span><text:span text:style-name="T4"> is even:</text:span></text:p>
      <text:p text:style-name="P13"><text:span text:style-name="T4"><text:tab/><text:tab/><text:tab/><text:tab/></text:span><text:span text:style-name="T90">n</text:span><text:span text:style-name="T91">um</text:span><text:span text:style-name="T4"> = </text:span><text:span text:style-name="T90">n</text:span><text:span text:style-name="T91">um</text:span><text:span text:style-name="T4"> / 2</text:span></text:p>
      <text:p text:style-name="P13"><text:span text:style-name="T16"><text:tab/><text:tab/><text:tab/></text:span><text:span text:style-name="T4">else:</text:span></text:p>
      <text:p text:style-name="P13"><text:span text:style-name="T16"><text:tab/><text:tab/><text:tab/><text:tab/></text:span><text:span text:style-name="T90">n</text:span><text:span text:style-name="T91">um</text:span><text:span text:style-name="T16"> </text:span><text:span text:style-name="T4">= 3 * </text:span><text:span text:style-name="T90">n</text:span><text:span text:style-name="T91">um</text:span><text:span text:style-name="T4"> + 1</text:span></text:p>
      <text:p text:style-name="P13"><text:span text:style-name="T4"/></text:p>
      <text:p text:style-name="P14"><text:span text:style-name="T4"><text:tab/></text:span><text:span text:style-name="T8">if </text:span><text:span text:style-name="T90">n</text:span><text:span text:style-name="T91">um </text:span><text:span text:style-name="T60">is equal to </text:span><text:span text:style-name="T57">1:</text:span></text:p>
      <text:p text:style-name="P13"><text:span text:style-name="T4"><text:tab/><text:tab/></text:span><text:span text:style-name="T6">Increment </text:span><text:span text:style-name="T36">col</text:span><text:span text:style-name="T38">latz_length</text:span><text:span text:style-name="T59"> by </text:span><text:span text:style-name="T55">1.</text:span></text:p>
      <text:p text:style-name="P13"><text:span text:style-name="T55"/></text:p>
      <text:p text:style-name="P13"><text:span text:style-name="T55"><text:tab/></text:span><text:span text:style-name="T104">// </text:span><text:span text:style-name="T105">Store length information for future use!</text:span></text:p>
      <text:p text:style-name="P17"><text:span text:style-name="T55"><text:tab/></text:span><text:span text:style-name="T60">Append </text:span><text:span text:style-name="T36">col</text:span><text:span text:style-name="T38">latz_length</text:span><text:span text:style-name="T55"> </text:span><text:span text:style-name="T60">to </text:span><text:span text:style-name="T64">end of</text:span><text:span text:style-name="T52"> </text:span><text:span text:style-name="T100">stored_lengths</text:span><text:span text:style-name="T67"> </text:span><text:span text:style-name="T68">array.</text:span></text:p>
      <text:p text:style-name="P13"><text:span text:style-name="T4"/></text:p>
      <text:p text:style-name="P13"><text:span text:style-name="T4"><text:tab/></text:span><text:span text:style-name="T93">// </text:span><text:span text:style-name="T94">Comparison to determine answer</text:span></text:p>
      <text:p text:style-name="P19"><text:span text:style-name="T4"><text:tab/></text:span><text:span text:style-name="T5">if length of </text:span><text:span text:style-name="T36">col</text:span><text:span text:style-name="T38">latz_length</text:span><text:span text:style-name="T5"> &gt; </text:span><text:span text:style-name="T77">longest_chain</text:span><text:span text:style-name="T5">:</text:span></text:p>
      <text:p text:style-name="P19"><text:span text:style-name="T5"><text:tab/><text:tab/></text:span><text:span text:style-name="T77">longest_chain</text:span><text:span text:style-name="T5"> = </text:span><text:span text:style-name="T36"><text:s/>col</text:span><text:span text:style-name="T38">latz_length</text:span></text:p>
      <text:p text:style-name="P19"><text:span text:style-name="T5"><text:tab/><text:tab/></text:span><text:span text:style-name="T89">best_starting_num</text:span><text:span text:style-name="T5"> = </text:span><text:span text:style-name="T103">starting_num</text:span></text:p>
      <text:p text:style-name="P13"><text:span text:style-name="T17"/></text:p>
      <text:p text:style-name="P8"><text:span text:style-name="T79">print</text:span><text:span text:style-name="T74"> </text:span><text:span text:style-name="T89">best_starting_num</text:span></text:p>
      <text:p text:style-name="P22"><text:span text:style-name="T98"/></text:p>
      <text:p text:style-name="P22"><text:span text:style-name="T98"/></text:p>
      <text:p text:style-name="P22"><text:span text:style-name="T69"/></text:p>
      <text:p text:style-name="P4"><text:span text:style-name="T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2:08:09.788328154</meta:creation-date>
    <dc:date>2018-02-09T18:36:17.893009952</dc:date>
    <meta:editing-duration>PT10M42S</meta:editing-duration>
    <meta:editing-cycles>4</meta:editing-cycles>
    <meta:generator>LibreOffice/5.4.2.2$Linux_X86_64 LibreOffice_project/40m0$Build-2</meta:generator>
    <meta:document-statistic meta:table-count="0" meta:image-count="0" meta:object-count="0" meta:page-count="3" meta:paragraph-count="79" meta:word-count="419" meta:character-count="2249" meta:non-whitespace-character-count="1755"/>
  </office:meta>
</office:document-meta>
</file>